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B50000005E322250E1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88cm" svg:height="1.81cm" svg:x="4.016cm" svg:y="1cm">
          <draw:image xlink:href="Pictures/20000002000000B50000005E322250E1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13T16:14:28</dc:date>
    <dc:creator>kkk </dc:creator>
    <meta:document-statistic meta:object-count="1"/>
    <meta:generator>LibreOffice/3.3$Linux LibreOffice_project/330m19$Build-401</meta:generator>
  </office:meta>
</office:document-meta>
</file>